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ff6633" draw:fill="solid" draw:fill-color="#ffcc99" draw:textarea-horizontal-align="left" draw:textarea-vertical-align="top"/>
    </style:style>
    <style:style style:name="gr2" style:family="graphic" style:parent-style-name="standard">
      <style:graphic-properties svg:stroke-color="#ff6633" draw:fill="solid" draw:fill-color="#e6e6ff" draw:textarea-horizontal-align="center" draw:textarea-vertical-align="middle"/>
    </style:style>
    <style:style style:name="gr3" style:family="graphic" style:parent-style-name="standard">
      <style:graphic-properties draw:fill="solid" draw:fill-color="#ffffcc" draw:textarea-horizontal-align="center" draw:textarea-vertical-align="middle"/>
    </style:style>
    <style:style style:name="gr4" style:family="graphic" style:parent-style-name="standard">
      <style:graphic-properties draw:fill="solid" draw:fill-color="#ffffff" draw:textarea-horizontal-align="center" draw:textarea-vertical-align="middle"/>
    </style:style>
    <style:style style:name="gr5" style:family="graphic" style:parent-style-name="standard">
      <style:graphic-properties draw:marker-end="Arrow" draw:marker-end-width="0.3cm" draw:textarea-horizontal-align="center" draw:textarea-vertical-align="middle"/>
    </style:style>
    <style:style style:name="gr6" style:family="graphic" style:parent-style-name="standard">
      <style:graphic-properties svg:stroke-color="#808080" draw:fill="solid" draw:fill-color="#cccccc" draw:textarea-horizontal-align="center" draw:textarea-vertical-align="middle"/>
    </style:style>
    <style:style style:name="gr7" style:family="graphic" style:parent-style-name="standard" style:list-style-name="L1">
      <style:graphic-properties svg:stroke-color="#808080" draw:fill="solid" draw:fill-color="#cccccc" draw:textarea-horizontal-align="center" draw:textarea-vertical-align="middle"/>
    </style:style>
    <style:style style:name="gr8" style:family="graphic" style:parent-style-name="standard">
      <style:graphic-properties svg:stroke-color="#808080" draw:marker-end="Arrow" draw:marker-end-width="0.3cm" draw:textarea-horizontal-align="center" draw:textarea-vertical-align="middle"/>
    </style:style>
    <style:style style:name="gr9" style:family="graphic" style:parent-style-name="standard">
      <style:graphic-properties draw:fill="solid" draw:fill-color="#ff9966" draw:textarea-horizontal-align="center" draw:textarea-vertical-align="middle"/>
    </style:style>
    <style:style style:name="gr10" style:family="graphic" style:parent-style-name="standard">
      <style:graphic-properties draw:fill="solid" draw:fill-color="#e6e6e6" draw:textarea-horizontal-align="center" draw:textarea-vertical-align="middle"/>
    </style:style>
    <style:style style:name="gr11" style:family="graphic" style:parent-style-name="standard">
      <style:graphic-properties svg:stroke-color="#355e00" draw:fill="solid" draw:fill-color="#94bd5e" draw:textarea-horizontal-align="left" draw:textarea-vertical-align="top"/>
    </style:style>
    <style:style style:name="gr12" style:family="graphic" style:parent-style-name="standard">
      <style:graphic-properties draw:fill="solid" draw:fill-color="#ffffff" draw:textarea-horizontal-align="left" draw:textarea-vertical-align="top"/>
    </style:style>
    <style:style style:name="gr13" style:family="graphic" style:parent-style-name="standard" style:list-style-name="L1">
      <style:graphic-properties svg:stroke-color="#808080" draw:fill="solid" draw:fill-color="#cccccc" draw:textarea-horizontal-align="center" draw:textarea-vertical-align="middle"/>
    </style:style>
    <style:style style:name="gr14" style:family="graphic" style:parent-style-name="standard" style:list-style-name="L1">
      <style:graphic-properties svg:stroke-color="#808080" draw:fill="solid" draw:fill-color="#cccccc" draw:textarea-horizontal-align="center" draw:textarea-vertical-align="middle"/>
    </style:style>
    <style:style style:name="gr15" style:family="graphic" style:parent-style-name="standard" style:list-style-name="L1">
      <style:graphic-properties svg:stroke-color="#808080" draw:fill="solid" draw:fill-color="#cccccc" draw:textarea-horizontal-align="center" draw:textarea-vertical-align="middle"/>
    </style:style>
    <style:style style:name="gr16" style:family="graphic" style:parent-style-name="standard">
      <style:graphic-properties svg:stroke-color="#666666" draw:marker-end="Arrow" draw:marker-end-width="0.3cm" draw:fill="solid" draw:fill-color="#666666" draw:textarea-horizontal-align="center" draw:textarea-vertical-align="middle"/>
    </style:style>
    <style:style style:name="gr17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text-align="center"/>
      <style:text-properties fo:color="#ff6633" fo:font-weight="bold" style:font-weight-asian="bold" style:font-weight-complex="bold"/>
    </style:style>
    <style:style style:name="P2" style:family="paragraph">
      <style:paragraph-properties fo:text-align="center"/>
      <style:text-properties fo:color="#666666" fo:font-weight="bold" style:font-weight-asian="bold" style:font-weight-complex="bold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color="#666666"/>
    </style:style>
    <style:style style:name="P5" style:family="paragraph">
      <style:paragraph-properties fo:margin-left="0cm" fo:margin-right="0cm" fo:margin-top="0.1cm" fo:margin-bottom="0.1cm" fo:line-height="100%" fo:text-align="center" fo:text-indent="0cm"/>
      <style:text-properties fo:color="#666666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style:paragraph-properties fo:text-align="center"/>
      <style:text-properties fo:color="#c5000b" style:text-underline-style="none" fo:font-weight="bold" style:font-weight-asian="bold" style:font-weight-complex="bold"/>
    </style:style>
    <style:style style:name="P7" style:family="paragraph">
      <style:paragraph-properties fo:text-align="center"/>
      <style:text-properties fo:color="#800000" fo:font-weight="bold" style:font-weight-asian="bold" style:font-weight-complex="bold"/>
    </style:style>
    <style:style style:name="P8" style:family="paragraph">
      <style:paragraph-properties fo:text-align="center"/>
      <style:text-properties fo:color="#355e00" fo:font-weight="bold" style:font-weight-asian="bold" style:font-weight-complex="bold"/>
    </style:style>
    <style:style style:name="T1" style:family="text">
      <style:text-properties fo:color="#ff6633" fo:font-weight="bold" style:font-weight-asian="bold" style:font-weight-complex="bold"/>
    </style:style>
    <style:style style:name="T2" style:family="text">
      <style:text-properties fo:color="#666666" fo:font-weight="bold" style:font-weight-asian="bold" style:font-weight-complex="bold"/>
    </style:style>
    <style:style style:name="T3" style:family="text">
      <style:text-properties fo:color="#666666"/>
    </style:style>
    <style:style style:name="T4" style:family="text">
      <style:text-properties fo:color="#c5000b" style:text-underline-style="none" fo:font-weight="bold" style:font-weight-asian="bold" style:font-weight-complex="bold"/>
    </style:style>
    <style:style style:name="T5" style:family="text">
      <style:text-properties fo:color="#800000" fo:font-weight="bold" style:font-weight-asian="bold" style:font-weight-complex="bold"/>
    </style:style>
    <style:style style:name="T6" style:family="text">
      <style:text-properties fo:color="#355e00"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rect draw:style-name="gr1" draw:text-style-name="P1" draw:layer="layout" svg:width="37cm" svg:height="19.5cm" svg:x="19cm" svg:y="15cm">
          <text:p text:style-name="P1"><text:span text:style-name="T1">Controlador</text:span></text:p>
        </draw:rect>
        <draw:rect draw:style-name="gr2" draw:text-style-name="P2" draw:id="id8" draw:layer="layout" svg:width="6.5cm" svg:height="4cm" svg:x="48.5cm" svg:y="15.5cm">
          <text:p text:style-name="P2"><text:span text:style-name="T2">Gestion de pedidos</text:span></text:p>
        </draw:rect>
        <draw:rect draw:style-name="gr3" draw:text-style-name="P3" draw:id="id1" draw:layer="layout" svg:width="9.5cm" svg:height="2cm" svg:x="32.5cm" svg:y="20.5cm">
          <text:p text:style-name="P3">[Controlador Principal]</text:p>
          <text:p text:style-name="P3">(Fachada)</text:p>
        </draw:rect>
        <draw:rect draw:style-name="gr4" draw:text-style-name="P3" draw:id="id2" draw:layer="layout" svg:width="4.5cm" svg:height="4.5cm" svg:x="24.5cm" svg:y="27cm">
          <text:p text:style-name="P3">Cola de</text:p>
          <text:p text:style-name="P3">Cocina</text:p>
          <text:p text:style-name="P3">(Requiere</text:p>
          <text:p text:style-name="P3">Mesa, Plato)</text:p>
        </draw:rect>
        <draw:rect draw:style-name="gr4" draw:text-style-name="P3" draw:id="id3" draw:layer="layout" svg:width="5cm" svg:height="4.5cm" svg:x="31cm" svg:y="27cm">
          <text:p text:style-name="P3">Cola de</text:p>
          <text:p text:style-name="P3">Bar</text:p>
          <text:p text:style-name="P3">(Requiere</text:p>
          <text:p text:style-name="P3">Mesa, Bebida)</text:p>
        </draw:rect>
        <draw:rect draw:style-name="gr4" draw:text-style-name="P3" draw:id="id4" draw:layer="layout" svg:width="5.5cm" svg:height="4.5cm" svg:x="38cm" svg:y="27cm">
          <text:p text:style-name="P3">Estadísticas</text:p>
          <text:p text:style-name="P3">(Requiere</text:p>
          <text:p text:style-name="P3">Fecha, Elemento)</text:p>
        </draw:rect>
        <draw:rect draw:style-name="gr4" draw:text-style-name="P3" draw:id="id5" draw:layer="layout" svg:width="6cm" svg:height="4.5cm" svg:x="44.5cm" svg:y="27cm">
          <text:p text:style-name="P3">Facturación</text:p>
          <text:p text:style-name="P3">(Requiere</text:p>
          <text:p text:style-name="P3">Elementos, Mesa)</text:p>
        </draw:rect>
        <draw:connector draw:style-name="gr5" draw:text-style-name="P3" draw:layer="layout" draw:type="curve" svg:x1="32.5cm" svg:y1="21.5cm" svg:x2="26.75cm" svg:y2="27cm" draw:start-shape="id1" draw:start-glue-point="3" draw:end-shape="id2" draw:end-glue-point="0" svg:d="m32500 21500c-3834 0-5750 1833-5750 5500">
          <text:p text:style-name="P3">Platos</text:p>
        </draw:connector>
        <draw:connector draw:style-name="gr5" draw:text-style-name="P3" draw:layer="layout" draw:type="curve" svg:x1="37.25cm" svg:y1="22.5cm" svg:x2="33.5cm" svg:y2="27cm" draw:start-shape="id1" draw:end-shape="id3" svg:d="m37250 22500c0 3375-3750 1125-3750 4500">
          <text:p text:style-name="P3">Bebidas</text:p>
        </draw:connector>
        <draw:connector draw:style-name="gr5" draw:text-style-name="P3" draw:layer="layout" draw:type="curve" svg:x1="37.25cm" svg:y1="22.5cm" svg:x2="40.75cm" svg:y2="27cm" draw:start-shape="id1" draw:end-shape="id4" draw:end-glue-point="0" svg:d="m37250 22500c0 3375 3500 1125 3500 4500">
          <text:p text:style-name="P3">Elemento</text:p>
        </draw:connector>
        <draw:connector draw:style-name="gr5" draw:text-style-name="P3" draw:layer="layout" draw:type="curve" svg:x1="42cm" svg:y1="21.5cm" svg:x2="47.5cm" svg:y2="27cm" draw:start-shape="id1" draw:start-glue-point="1" draw:end-shape="id5" draw:end-glue-point="0" svg:d="m42000 21500c3667 0 5500 1833 5500 5500">
          <text:p text:style-name="P3">Elementos</text:p>
        </draw:connector>
        <draw:rect draw:style-name="gr6" draw:text-style-name="P4" draw:id="id7" draw:layer="layout" svg:width="5.5cm" svg:height="4cm" svg:x="49.5cm" svg:y="21.5cm">
          <text:p text:style-name="P4"><text:span text:style-name="T3">Gestion de Stock</text:span></text:p>
        </draw:rect>
        <draw:rect draw:style-name="gr7" draw:text-style-name="P5" draw:id="id6" draw:layer="layout" svg:width="5.5cm" svg:height="4cm" svg:x="20cm" svg:y="21.5cm">
          <text:p text:style-name="P5"><text:span text:style-name="T3">Gestion de Carta</text:span></text:p>
        </draw:rect>
        <draw:connector draw:style-name="gr8" draw:text-style-name="P3" draw:layer="layout" draw:type="curve" svg:x1="32.5cm" svg:y1="21.5cm" svg:x2="22.75cm" svg:y2="21.5cm" draw:start-shape="id1" draw:start-glue-point="3" draw:end-shape="id6" draw:end-glue-point="0" svg:d="m32500 21500c-5250 0-4375-251-5500-439s-4250-312-4250 439">
          <text:p/>
        </draw:connector>
        <draw:connector draw:style-name="gr8" draw:text-style-name="P3" draw:layer="layout" draw:type="curve" svg:x1="42cm" svg:y1="21.5cm" svg:x2="52.25cm" svg:y2="21.5cm" draw:start-shape="id1" draw:start-glue-point="1" draw:end-shape="id7" draw:end-glue-point="0" svg:d="m42000 21500c5625 0 4687-251 5843-439s4407-312 4407 439">
          <text:p/>
        </draw:connector>
        <draw:rect draw:style-name="gr9" draw:text-style-name="P6" draw:layer="layout" svg:width="4.5cm" svg:height="1.5cm" svg:x="24.5cm" svg:y="31.5cm">
          <text:p text:style-name="P6"><text:span text:style-name="T4">Adrián</text:span></text:p>
        </draw:rect>
        <draw:rect draw:style-name="gr9" draw:text-style-name="P7" draw:layer="layout" svg:width="5cm" svg:height="1.5cm" svg:x="31cm" svg:y="31.5cm">
          <text:p text:style-name="P7"><text:span text:style-name="T5">Sergio</text:span></text:p>
        </draw:rect>
        <draw:rect draw:style-name="gr9" draw:text-style-name="P7" draw:layer="layout" svg:width="5.5cm" svg:height="1.5cm" svg:x="38cm" svg:y="31.5cm">
          <text:p text:style-name="P7"><text:span text:style-name="T5">Adrián, Sergio</text:span></text:p>
          <text:p text:style-name="P7"><text:span text:style-name="T5">[*]</text:span></text:p>
        </draw:rect>
        <draw:rect draw:style-name="gr9" draw:text-style-name="P7" draw:layer="layout" svg:width="6cm" svg:height="1.5cm" svg:x="44.5cm" svg:y="31.5cm">
          <text:p text:style-name="P7"><text:span text:style-name="T5">Nabil</text:span></text:p>
        </draw:rect>
        <draw:rect draw:style-name="gr9" draw:text-style-name="P7" draw:layer="layout" svg:width="5.5cm" svg:height="1.5cm" svg:x="19cm" svg:y="37.5cm">
          <text:p text:style-name="P7"><text:span text:style-name="T5">Adrián, Sergio</text:span></text:p>
          <text:p text:style-name="P7"><text:span text:style-name="T5">[*]</text:span></text:p>
        </draw:rect>
        <draw:rect draw:style-name="gr10" draw:text-style-name="P3" draw:layer="layout" svg:width="20.5cm" svg:height="1.5cm" svg:x="24.5cm" svg:y="37.5cm">
          <text:p text:style-name="P3">En caso de ser necesario, Nabil también colaborará en este apartado.</text:p>
        </draw:rect>
        <draw:rect draw:style-name="gr11" draw:text-style-name="P8" draw:layer="layout" svg:width="37cm" svg:height="7.5cm" svg:x="19cm" svg:y="6.5cm">
          <text:p text:style-name="P8"><text:span text:style-name="T6">Vista</text:span></text:p>
        </draw:rect>
        <draw:rect draw:style-name="gr12" draw:text-style-name="P3" draw:id="id9" draw:layer="layout" svg:width="6.5cm" svg:height="5.5cm" svg:x="22cm" svg:y="7.5cm">
          <text:p text:style-name="P3">Interfaz Cliente</text:p>
        </draw:rect>
        <draw:rect draw:style-name="gr12" draw:text-style-name="P3" draw:id="id10" draw:layer="layout" svg:width="10.5cm" svg:height="5.5cm" svg:x="29.5cm" svg:y="7.5cm">
          <text:p text:style-name="P3">Interfaz Bar</text:p>
        </draw:rect>
        <draw:rect draw:style-name="gr12" draw:text-style-name="P3" draw:id="id11" draw:layer="layout" svg:width="14.5cm" svg:height="5.5cm" svg:x="40.5cm" svg:y="7.5cm">
          <text:p text:style-name="P3">Interfaz Cocina</text:p>
        </draw:rect>
        <draw:rect draw:style-name="gr13" draw:text-style-name="P5" draw:layer="layout" svg:width="4.5cm" svg:height="3.273cm" svg:x="35cm" svg:y="9.227cm">
          <text:p text:style-name="P5"><text:span text:style-name="T3">Gestión</text:span></text:p>
          <text:p text:style-name="P5"><text:span text:style-name="T3">Bebidas</text:span></text:p>
        </draw:rect>
        <draw:rect draw:style-name="gr14" draw:text-style-name="P5" draw:layer="layout" svg:width="4.5cm" svg:height="3.273cm" svg:x="41cm" svg:y="9.227cm">
          <text:p text:style-name="P5"><text:span text:style-name="T3">Gestión</text:span></text:p>
          <text:p text:style-name="P5"><text:span text:style-name="T3">Ingredientes</text:span></text:p>
        </draw:rect>
        <draw:rect draw:style-name="gr15" draw:text-style-name="P5" draw:layer="layout" svg:width="4.5cm" svg:height="3.273cm" svg:x="46cm" svg:y="9.227cm">
          <text:p text:style-name="P5"><text:span text:style-name="T3">Gestión</text:span></text:p>
          <text:p text:style-name="P5"><text:span text:style-name="T3">Carta</text:span></text:p>
        </draw:rect>
        <draw:connector draw:style-name="gr16" draw:text-style-name="P3" draw:layer="layout" draw:type="curve" svg:x1="48.5cm" svg:y1="17.5cm" svg:x2="42cm" svg:y2="21.5cm" draw:start-shape="id8" draw:start-glue-point="3" draw:end-shape="id1" draw:end-glue-point="1" svg:d="m48500 17500c-4875 0-1625 4000-6500 4000">
          <text:p text:style-name="P3">Elementos e información de mesa</text:p>
        </draw:connector>
        <draw:connector draw:style-name="gr17" draw:text-style-name="P3" draw:layer="layout" draw:type="curve" svg:x1="25.25cm" svg:y1="13cm" svg:x2="37.25cm" svg:y2="20.5cm" draw:start-shape="id9" draw:start-glue-point="2" draw:end-shape="id1" draw:end-glue-point="0" svg:d="m25250 13000c0 5625 12000 1875 12000 7500">
          <text:p/>
        </draw:connector>
        <draw:connector draw:style-name="gr17" draw:text-style-name="P3" draw:layer="layout" draw:type="curve" svg:x1="34.75cm" svg:y1="13cm" svg:x2="37.25cm" svg:y2="20.5cm" draw:start-shape="id10" draw:start-glue-point="2" draw:end-shape="id1" draw:end-glue-point="0" svg:d="m34750 13000c0 5625 2500 1875 2500 7500">
          <text:p/>
        </draw:connector>
        <draw:connector draw:style-name="gr17" draw:text-style-name="P3" draw:layer="layout" draw:type="curve" svg:x1="47.75cm" svg:y1="13cm" svg:x2="37.25cm" svg:y2="20.5cm" draw:start-shape="id11" draw:start-glue-point="2" draw:end-shape="id1" draw:end-glue-point="0" svg:d="m47750 13000c0 5625-10500 1875-10500 750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84.1cm" fo:page-height="59.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Sergio Rodriguez Lumley</meta:initial-creator>
    <meta:creation-date>2010-04-10T11:37:53.04</meta:creation-date>
    <dc:date>2010-04-10T13:12:24.54</dc:date>
    <dc:creator>Sergio Rodriguez Lumley</dc:creator>
    <meta:editing-duration>PT01H19M02S</meta:editing-duration>
    <meta:editing-cycles>4</meta:editing-cycles>
    <meta:generator>OpenOffice.org/3.1$Win32 OpenOffice.org_project/310m11$Build-9399</meta:generator>
    <meta:document-statistic meta:object-count="32"/>
  </office:meta>
</office:document-meta>
</file>